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2" style:family="paragraph" style:parent-style-name="Header">
      <style:paragraph-properties fo:text-align="center" style:justify-single-word="false"/>
      <style:text-properties fo:color="#808080" style:font-name="Source Sans Pro" fo:font-size="10.5pt" officeooo:rsid="004fdbf8" officeooo:paragraph-rsid="004fdbf8" style:font-size-asian="10.5pt" style:font-size-complex="10.5pt"/>
    </style:style>
    <style:style style:name="P3" style:family="paragraph" style:parent-style-name="Standard">
      <style:paragraph-properties fo:text-align="justify" style:justify-single-word="false"/>
      <style:text-properties fo:font-style="normal" officeooo:rsid="004fdbf8" officeooo:paragraph-rsid="004fdbf8" style:font-style-asian="normal" style:font-style-complex="normal"/>
    </style:style>
    <style:style style:name="P4" style:family="paragraph" style:parent-style-name="Standard">
      <style:paragraph-properties fo:text-align="justify" style:justify-single-word="false"/>
      <style:text-properties fo:font-style="normal" officeooo:rsid="0050aac2" officeooo:paragraph-rsid="0050aac2" style:font-style-asian="normal" style:font-style-complex="normal"/>
    </style:style>
    <style:style style:name="P5" style:family="paragraph" style:parent-style-name="Standard" style:list-style-name="L1">
      <style:paragraph-properties fo:text-align="justify" style:justify-single-word="false"/>
      <style:text-properties fo:font-style="normal" officeooo:rsid="0050aac2" officeooo:paragraph-rsid="0050aac2" style:font-style-asian="normal" style:font-style-complex="normal"/>
    </style:style>
    <style:style style:name="P6" style:family="paragraph" style:parent-style-name="Standard">
      <style:paragraph-properties fo:text-align="justify" style:justify-single-word="false"/>
      <style:text-properties fo:font-style="normal" officeooo:rsid="00529eb7" officeooo:paragraph-rsid="00529eb7" style:font-style-asian="normal" style:font-style-complex="normal"/>
    </style:style>
    <style:style style:name="P7" style:family="paragraph" style:parent-style-name="Standard" style:list-style-name="L2">
      <style:paragraph-properties fo:text-align="justify" style:justify-single-word="false"/>
      <style:text-properties fo:font-style="normal" officeooo:rsid="00529eb7" officeooo:paragraph-rsid="00529eb7" style:font-style-asian="normal" style:font-style-complex="normal"/>
    </style:style>
    <style:style style:name="P8" style:family="paragraph" style:parent-style-name="Standard">
      <style:paragraph-properties fo:text-align="justify" style:justify-single-word="false"/>
      <style:text-properties fo:font-style="normal" fo:font-weight="bold" officeooo:rsid="0050aac2" officeooo:paragraph-rsid="0050aac2"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529eb7" officeooo:paragraph-rsid="00529eb7"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normal" officeooo:rsid="0054fe43" officeooo:paragraph-rsid="00529eb7"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5713e2" officeooo:paragraph-rsid="005713e2" style:font-style-asian="normal" style:font-weight-asian="normal" style:font-style-complex="normal" style:font-weight-complex="normal"/>
    </style:style>
    <style:style style:name="P12" style:family="paragraph" style:parent-style-name="Table_20_Contents">
      <style:text-properties officeooo:rsid="00536dad" officeooo:paragraph-rsid="00536dad"/>
    </style:style>
    <style:style style:name="T1" style:family="text">
      <style:text-properties fo:font-style="italic" style:font-style-asian="italic" style:font-style-complex="italic"/>
    </style:style>
    <style:style style:name="T2" style:family="text">
      <style:text-properties fo:font-style="italic" officeooo:rsid="00586681" style:font-style-asian="italic" style:font-style-complex="italic"/>
    </style:style>
    <style:style style:name="T3" style:family="text">
      <style:text-properties fo:font-weight="bold" style:font-weight-asian="bold" style:font-weight-complex="bold"/>
    </style:style>
    <style:style style:name="T4" style:family="text">
      <style:text-properties officeooo:rsid="005866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inguistique : représentation formelle de l'entretien</text:h>
      <text:p text:style-name="P3"/>
      <text:p text:style-name="P8">Différents domaines de la linguistique :</text:p>
      <text:p text:style-name="P4"/>
      <text:list xml:id="list7482458915763377064" text:style-name="L1">
        <text:list-item>
          <text:p text:style-name="P5">Les langues naturelles (Français, Anglais, Chinois, ...) et artificielles (mathématiques, programmation, …)</text:p>
          <text:list>
            <text:list-item>
              <text:p text:style-name="P5">Mais très intéressant de remarquer que les langues artificielles sont des langages transitoires entre la langue naturelle dont elle est un dérivée et le langage machine dans laquelle elle est traduite. C'est un méta-langage.</text:p>
            </text:list-item>
          </text:list>
        </text:list-item>
        <text:list-item>
          <text:p text:style-name="P5">L'étude de la langue de la langue</text:p>
        </text:list-item>
        <text:list-item>
          <text:p text:style-name="P5">//</text:p>
        </text:list-item>
      </text:list>
      <text:p text:style-name="P4"/>
      <text:p text:style-name="P8">La sémantique : la signification des termes</text:p>
      <text:p text:style-name="P6">→ (Signe, signifié, référent)</text:p>
      <text:p text:style-name="P6"/>
      <text:p text:style-name="P9">La pragmatique</text:p>
      <text:list xml:id="list531760912165256871" text:style-name="L2">
        <text:list-item>
          <text:p text:style-name="P7">Parler ne consiste pas uniquement à « véhiculer de l'information »</text:p>
        </text:list-item>
        <text:list-item>
          <text:p text:style-name="P7">Parler est une manière de transformer des situations sociales</text:p>
          <text:list>
            <text:list-item>
              <text:p text:style-name="P7">« Je vous déclare mari et femme »</text:p>
            </text:list-item>
            <text:list-item>
              <text:p text:style-name="P7">« Je donne ma voiture »</text:p>
            </text:list-item>
            <text:list-item>
              <text:p text:style-name="P7">« Avez-vous l'heure »</text:p>
            </text:list-item>
          </text:list>
        </text:list-item>
        <text:list-item>
          <text:p text:style-name="P7">Le livre de d'Austin : « Quand dire c'est faire »</text:p>
        </text:list-item>
      </text:list>
      <text:p text:style-name="P6"/>
      <text:p text:style-name="P6"><text:span text:style-name="T3">La matière langagière selon Charaudeau</text:span></text:p>
      <text:p text:style-name="P10"/>
      <text:p text:style-name="P11">Maîtrise d'ouvrage : n'est pas capable de réaliser l'objet donc fait appel à une <text:span text:style-name="T1">maîtrise </text:span><text:span text:style-name="T2">d’œuvre.</text:spa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4fdbf8" officeooo:paragraph-rsid="004fdbf8"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e Numérique</text:p>
      </style:header>
      <style:footer>
        <text:p text:style-name="MP2"><text:page-number text:select-page="current">1</text:page-number>/<text:page-count>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2-26T11:58:56.929000000</dc:date>
    <meta:editing-duration>PT5H3M8S</meta:editing-duration>
    <meta:editing-cycles>63</meta:editing-cycles>
    <meta:generator>LibreOffice/5.0.4.2$Windows_x86 LibreOffice_project/2b9802c1994aa0b7dc6079e128979269cf95bc78</meta:generator>
    <meta:document-statistic meta:table-count="0" meta:image-count="0" meta:object-count="0" meta:page-count="1" meta:paragraph-count="19" meta:word-count="162" meta:character-count="967" meta:non-whitespace-character-count="831"/>
  </office:meta>
</office:document-meta>
</file>